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golian Baiti" svg:font-family="'Mongolian Bait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16pt" style:font-size-asian="16pt" style:font-name-complex="Arial" style:font-size-complex="16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12pt" style:font-size-asian="12pt" style:font-name-complex="Arial" style:font-size-complex="12pt"/>
    </style:style>
    <style:style style:name="T4" style:family="text">
      <style:text-properties fo:color="#000000" style:font-name="Mongolian Baiti" fo:font-size="12pt" style:font-size-asian="12pt" style:font-name-complex="Mongolian Baiti" style:font-size-complex="12pt"/>
    </style:style>
    <style:style style:name="T5" style:family="text">
      <style:text-properties fo:color="#000000" style:font-name="Mongolian Baiti" fo:font-size="18pt" style:font-size-asian="18pt" style:font-name-complex="Mongolian Baiti" style:font-size-complex="18pt"/>
    </style:style>
    <style:style style:name="T6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696cm" svg:height="0.628cm" svg:x="6.026cm" svg:y="2.51cm">
          <draw:text-box>
            <text:p text:style-name="P1"><text:span text:style-name="T1">Ejemplos de tipos de datos abstractos </text:span></text:p>
          </draw:text-box>
        </draw:frame>
        <draw:frame draw:style-name="gr1" draw:text-style-name="P2" draw:layer="layout" svg:width="0.562cm" svg:height="0.628cm" svg:x="10.797cm" svg:y="3.49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637cm" svg:height="0.454cm" svg:x="3.002cm" svg:y="4.499cm">
          <draw:text-box>
            <text:p text:style-name="P1"><text:span text:style-name="T2">1.- </text:span></text:p>
          </draw:text-box>
        </draw:frame>
        <draw:frame draw:style-name="gr3" draw:text-style-name="P4" draw:layer="layout" svg:width="15.255cm" svg:height="0.475cm" svg:x="3.599cm" svg:y="4.477cm">
          <draw:text-box>
            <text:p text:style-name="P1"><text:span text:style-name="T3">Ejemplo: <text:s/>arrays. <text:s/>Para <text:s/>insertar <text:s/>o <text:s/>eliminar <text:s/>elementos <text:s/>podría <text:s/>exigirse <text:s/>que <text:s/>se </text:span></text:p>
          </draw:text-box>
        </draw:frame>
        <draw:frame draw:style-name="gr3" draw:text-style-name="P4" draw:layer="layout" svg:width="15.792cm" svg:height="0.475cm" svg:x="3.002cm" svg:y="5.015cm">
          <draw:text-box>
            <text:p text:style-name="P1"><text:span text:style-name="T3">desplazaran los elementos de modo que no existieran huecos. Por otra parte, tiene </text:span></text:p>
          </draw:text-box>
        </draw:frame>
        <draw:frame draw:style-name="gr3" draw:text-style-name="P4" draw:layer="layout" svg:width="15.885cm" svg:height="0.475cm" svg:x="3.002cm" svg:y="5.54cm">
          <draw:text-box>
            <text:p text:style-name="P1"><text:span text:style-name="T3">la desventaja de tener que dimensionar la estructura global de antemano, problema </text:span></text:p>
          </draw:text-box>
        </draw:frame>
        <draw:frame draw:style-name="gr3" draw:text-style-name="P4" draw:layer="layout" svg:width="15.335cm" svg:height="0.475cm" svg:x="3.002cm" svg:y="6.065cm">
          <draw:text-box>
            <text:p text:style-name="P1"><text:span text:style-name="T3">propio de las estructuras estáticas. · Representación enlazada: da lugar a la lista </text:span></text:p>
          </draw:text-box>
        </draw:frame>
        <draw:frame draw:style-name="gr3" draw:text-style-name="P4" draw:layer="layout" svg:width="15.729cm" svg:height="0.475cm" svg:x="3.002cm" svg:y="6.59cm">
          <draw:text-box>
            <text:p text:style-name="P1"><text:span text:style-name="T3">enlazada ya estudiada, en la que el orden físico no es necesariamente equivalente </text:span></text:p>
          </draw:text-box>
        </draw:frame>
        <draw:frame draw:style-name="gr3" draw:text-style-name="P4" draw:layer="layout" svg:width="15.957cm" svg:height="0.475cm" svg:x="3.002cm" svg:y="7.119cm">
          <draw:text-box>
            <text:p text:style-name="P1"><text:span text:style-name="T3">al orden lógico, el cual viene determinado por un campo de enlace explícito en cada </text:span></text:p>
          </draw:text-box>
        </draw:frame>
        <draw:frame draw:style-name="gr3" draw:text-style-name="P4" draw:layer="layout" svg:width="15.564cm" svg:height="0.475cm" svg:x="3.002cm" svg:y="7.644cm">
          <draw:text-box>
            <text:p text:style-name="P1"><text:span text:style-name="T3">elemento de la lista. Ventaja: se evitan movimientos de datos al insertar y eliminar </text:span></text:p>
          </draw:text-box>
        </draw:frame>
        <draw:frame draw:style-name="gr3" draw:text-style-name="P4" draw:layer="layout" svg:width="15.881cm" svg:height="0.475cm" svg:x="3.002cm" svg:y="8.169cm">
          <draw:text-box>
            <text:p text:style-name="P1"><text:span text:style-name="T3">elementos <text:s/>de <text:s/>la <text:s/>lista. <text:s/>Podemos <text:s/>implementar <text:s/>una <text:s/>lista <text:s/>enlazada <text:s/>de <text:s/>elementos </text:span></text:p>
          </draw:text-box>
        </draw:frame>
        <draw:frame draw:style-name="gr3" draw:text-style-name="P4" draw:layer="layout" svg:width="15.263cm" svg:height="0.475cm" svg:x="3.002cm" svg:y="8.695cm">
          <draw:text-box>
            <text:p text:style-name="P1"><text:span text:style-name="T3">mediante variables dinámicas o estáticas (el campo enlace será un puntero o un </text:span></text:p>
          </draw:text-box>
        </draw:frame>
        <draw:frame draw:style-name="gr3" draw:text-style-name="P4" draw:layer="layout" svg:width="1.255cm" svg:height="0.475cm" svg:x="3.002cm" svg:y="9.22cm">
          <draw:text-box>
            <text:p text:style-name="P1"><text:span text:style-name="T3">índice </text:span></text:p>
          </draw:text-box>
        </draw:frame>
        <draw:frame draw:style-name="gr3" draw:text-style-name="P4" draw:layer="layout" svg:width="0.595cm" svg:height="0.475cm" svg:x="4.419cm" svg:y="9.22cm">
          <draw:text-box>
            <text:p text:style-name="P1"><text:span text:style-name="T3">de </text:span></text:p>
          </draw:text-box>
        </draw:frame>
        <draw:frame draw:style-name="gr3" draw:text-style-name="P4" draw:layer="layout" svg:width="1.344cm" svg:height="0.475cm" svg:x="5.18cm" svg:y="9.22cm">
          <draw:text-box>
            <text:p text:style-name="P1"><text:span text:style-name="T3">array): </text:span></text:p>
          </draw:text-box>
        </draw:frame>
        <draw:frame draw:style-name="gr3" draw:text-style-name="P4" draw:layer="layout" svg:width="0.476cm" svg:height="0.475cm" svg:x="6.686cm" svg:y="9.22cm">
          <draw:text-box>
            <text:p text:style-name="P1"><text:span text:style-name="T3">1. </text:span></text:p>
          </draw:text-box>
        </draw:frame>
        <draw:frame draw:style-name="gr3" draw:text-style-name="P4" draw:layer="layout" svg:width="1.89cm" svg:height="0.475cm" svg:x="7.328cm" svg:y="9.22cm">
          <draw:text-box>
            <text:p text:style-name="P1"><text:span text:style-name="T3">Variables </text:span></text:p>
          </draw:text-box>
        </draw:frame>
        <draw:frame draw:style-name="gr3" draw:text-style-name="P4" draw:layer="layout" svg:width="0.595cm" svg:height="0.475cm" svg:x="9.384cm" svg:y="9.22cm">
          <draw:text-box>
            <text:p text:style-name="P1"><text:span text:style-name="T3">de </text:span></text:p>
          </draw:text-box>
        </draw:frame>
        <draw:frame draw:style-name="gr3" draw:text-style-name="P4" draw:layer="layout" svg:width="0.806cm" svg:height="0.475cm" svg:x="10.141cm" svg:y="9.22cm">
          <draw:text-box>
            <text:p text:style-name="P1"><text:span text:style-name="T3">tipo </text:span></text:p>
          </draw:text-box>
        </draw:frame>
        <draw:frame draw:style-name="gr3" draw:text-style-name="P4" draw:layer="layout" svg:width="1.683cm" svg:height="0.475cm" svg:x="11.109cm" svg:y="9.22cm">
          <draw:text-box>
            <text:p text:style-name="P1"><text:span text:style-name="T3">puntero: </text:span></text:p>
          </draw:text-box>
        </draw:frame>
        <draw:frame draw:style-name="gr3" draw:text-style-name="P4" draw:layer="layout" svg:width="0.971cm" svg:height="0.475cm" svg:x="12.953cm" svg:y="9.22cm">
          <draw:text-box>
            <text:p text:style-name="P1"><text:span text:style-name="T3">Esta </text:span></text:p>
          </draw:text-box>
        </draw:frame>
        <draw:frame draw:style-name="gr3" draw:text-style-name="P4" draw:layer="layout" svg:width="2.931cm" svg:height="0.475cm" svg:x="14.099cm" svg:y="9.22cm">
          <draw:text-box>
            <text:p text:style-name="P1"><text:span text:style-name="T3">representación </text:span></text:p>
          </draw:text-box>
        </draw:frame>
        <draw:frame draw:style-name="gr3" draw:text-style-name="P4" draw:layer="layout" svg:width="1.534cm" svg:height="0.475cm" svg:x="17.182cm" svg:y="9.22cm">
          <draw:text-box>
            <text:p text:style-name="P1"><text:span text:style-name="T3">permite </text:span></text:p>
          </draw:text-box>
        </draw:frame>
        <draw:frame draw:style-name="gr3" draw:text-style-name="P4" draw:layer="layout" svg:width="15.839cm" svg:height="0.475cm" svg:x="3.002cm" svg:y="9.745cm">
          <draw:text-box>
            <text:p text:style-name="P1"><text:span text:style-name="T3">dimensionar en tiempo de ejecución (cuando se puede conocer las necesidades de </text:span></text:p>
          </draw:text-box>
        </draw:frame>
        <draw:frame draw:style-name="gr3" draw:text-style-name="P4" draw:layer="layout" svg:width="15.742cm" svg:height="0.475cm" svg:x="3.002cm" svg:y="10.27cm">
          <draw:text-box>
            <text:p text:style-name="P1"><text:span text:style-name="T3">memoria). La implementación de las operaciones son similares a las ya vista sobre </text:span></text:p>
          </draw:text-box>
        </draw:frame>
        <draw:frame draw:style-name="gr3" draw:text-style-name="P4" draw:layer="layout" svg:width="15.568cm" svg:height="0.475cm" svg:x="3.002cm" svg:y="10.795cm">
          <draw:text-box>
            <text:p text:style-name="P1"><text:span text:style-name="T3">la lista enlazada de punteros. 2. Variables estáticas: se utilizan arrays de registros </text:span></text:p>
          </draw:text-box>
        </draw:frame>
        <draw:frame draw:style-name="gr3" draw:text-style-name="P4" draw:layer="layout" svg:width="15.737cm" svg:height="0.475cm" svg:x="3.002cm" svg:y="11.32cm">
          <draw:text-box>
            <text:p text:style-name="P1"><text:span text:style-name="T3">con dos campos: elemento de la lista y campo enlace (de tipo índice del array) que </text:span></text:p>
          </draw:text-box>
        </draw:frame>
        <draw:frame draw:style-name="gr3" draw:text-style-name="P4" draw:layer="layout" svg:width="16.216cm" svg:height="0.475cm" svg:x="3.002cm" svg:y="11.845cm">
          <draw:text-box>
            <text:p text:style-name="P1"><text:span text:style-name="T3">determina <text:s/>el <text:s/>orden <text:s/>lógico <text:s/>de <text:s/>los <text:s/>elementos, <text:s/>indicando <text:s/>la <text:s/>posición <text:s/>del <text:s/>siguiente </text:span></text:p>
          </draw:text-box>
        </draw:frame>
        <draw:frame draw:style-name="gr3" draw:text-style-name="P4" draw:layer="layout" svg:width="16.427cm" svg:height="0.475cm" svg:x="3.002cm" svg:y="12.374cm">
          <draw:text-box>
            <text:p text:style-name="P1"><text:span text:style-name="T3">elemento <text:s/>de <text:s/>la <text:s/>lista <text:s/>(simulan <text:s/>un <text:s/>puntero). <text:s/>Esta <text:s/>representación <text:s/>es <text:s/>útil <text:s/>cuando <text:s/>el </text:span></text:p>
          </draw:text-box>
        </draw:frame>
        <draw:frame draw:style-name="gr3" draw:text-style-name="P4" draw:layer="layout" svg:width="1.729cm" svg:height="0.475cm" svg:x="3.002cm" svg:y="12.899cm">
          <draw:text-box>
            <text:p text:style-name="P1"><text:span text:style-name="T3">lenguaje </text:span></text:p>
          </draw:text-box>
        </draw:frame>
        <draw:frame draw:style-name="gr3" draw:text-style-name="P4" draw:layer="layout" svg:width="0.595cm" svg:height="0.475cm" svg:x="4.893cm" svg:y="12.899cm">
          <draw:text-box>
            <text:p text:style-name="P1"><text:span text:style-name="T3">de </text:span></text:p>
          </draw:text-box>
        </draw:frame>
        <draw:frame draw:style-name="gr3" draw:text-style-name="P4" draw:layer="layout" svg:width="2.716cm" svg:height="0.475cm" svg:x="5.654cm" svg:y="12.899cm">
          <draw:text-box>
            <text:p text:style-name="P1"><text:span text:style-name="T3">programación </text:span></text:p>
          </draw:text-box>
        </draw:frame>
        <draw:frame draw:style-name="gr3" draw:text-style-name="P4" draw:layer="layout" svg:width="0.595cm" svg:height="0.475cm" svg:x="8.531cm" svg:y="12.899cm">
          <draw:text-box>
            <text:p text:style-name="P1"><text:span text:style-name="T3">no </text:span></text:p>
          </draw:text-box>
        </draw:frame>
        <draw:frame draw:style-name="gr3" draw:text-style-name="P4" draw:layer="layout" svg:width="1.611cm" svg:height="0.475cm" svg:x="9.292cm" svg:y="12.899cm">
          <draw:text-box>
            <text:p text:style-name="P1"><text:span text:style-name="T3">dispone </text:span></text:p>
          </draw:text-box>
        </draw:frame>
        <draw:frame draw:style-name="gr3" draw:text-style-name="P4" draw:layer="layout" svg:width="0.595cm" svg:height="0.475cm" svg:x="11.064cm" svg:y="12.899cm">
          <draw:text-box>
            <text:p text:style-name="P1"><text:span text:style-name="T3">de </text:span></text:p>
          </draw:text-box>
        </draw:frame>
        <draw:frame draw:style-name="gr3" draw:text-style-name="P4" draw:layer="layout" svg:width="1.776cm" svg:height="0.475cm" svg:x="11.825cm" svg:y="12.899cm">
          <draw:text-box>
            <text:p text:style-name="P1"><text:span text:style-name="T3">punteros </text:span></text:p>
          </draw:text-box>
        </draw:frame>
        <draw:frame draw:style-name="gr3" draw:text-style-name="P4" draw:layer="layout" svg:width="0.422cm" svg:height="0.475cm" svg:x="13.763cm" svg:y="12.899cm">
          <draw:text-box>
            <text:p text:style-name="P1"><text:span text:style-name="T3">o </text:span></text:p>
          </draw:text-box>
        </draw:frame>
        <draw:frame draw:style-name="gr3" draw:text-style-name="P4" draw:layer="layout" svg:width="1.518cm" svg:height="0.475cm" svg:x="14.291cm" svg:y="12.899cm">
          <draw:text-box>
            <text:p text:style-name="P1"><text:span text:style-name="T3">cuando </text:span></text:p>
          </draw:text-box>
        </draw:frame>
        <draw:frame draw:style-name="gr3" draw:text-style-name="P4" draw:layer="layout" svg:width="1.75cm" svg:height="0.475cm" svg:x="15.966cm" svg:y="12.899cm">
          <draw:text-box>
            <text:p text:style-name="P1"><text:span text:style-name="T3">tenemos </text:span></text:p>
          </draw:text-box>
        </draw:frame>
        <draw:frame draw:style-name="gr3" draw:text-style-name="P4" draw:layer="layout" svg:width="0.832cm" svg:height="0.475cm" svg:x="17.877cm" svg:y="12.899cm">
          <draw:text-box>
            <text:p text:style-name="P1"><text:span text:style-name="T3">una </text:span></text:p>
          </draw:text-box>
        </draw:frame>
        <draw:frame draw:style-name="gr3" draw:text-style-name="P4" draw:layer="layout" svg:width="8.486cm" svg:height="0.475cm" svg:x="3.002cm" svg:y="13.419cm">
          <draw:text-box>
            <text:p text:style-name="P1"><text:span text:style-name="T3">estimación buena del tamaño total del array. </text:span></text:p>
          </draw:text-box>
        </draw:frame>
        <draw:frame draw:style-name="gr3" draw:text-style-name="P4" draw:layer="layout" svg:width="0.422cm" svg:height="0.475cm" svg:x="3.002cm" svg:y="14.2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661cm" svg:height="0.475cm" svg:x="3.002cm" svg:y="15.037cm">
          <draw:text-box>
            <text:p text:style-name="P1"><text:span text:style-name="T3">2.- Ejemplo: Una lista formada por A,B,C,D,E (en este orden) puede representarse </text:span></text:p>
          </draw:text-box>
        </draw:frame>
        <draw:frame draw:style-name="gr3" draw:text-style-name="P4" draw:layer="layout" svg:width="15.936cm" svg:height="0.475cm" svg:x="3.002cm" svg:y="15.562cm">
          <draw:text-box>
            <text:p text:style-name="P1"><text:span text:style-name="T3">mediante el siguiente array de registros: Con esta implementación debemos escribir </text:span></text:p>
          </draw:text-box>
        </draw:frame>
        <draw:frame draw:style-name="gr3" draw:text-style-name="P4" draw:layer="layout" svg:width="15.725cm" svg:height="0.475cm" svg:x="3.002cm" svg:y="16.087cm">
          <draw:text-box>
            <text:p text:style-name="P1"><text:span text:style-name="T3">nuestros <text:s/>propios <text:s/>algoritmos <text:s/>de <text:s/>manejo <text:s/>de <text:s/>memoria <text:s/>(Asignar <text:s/>y <text:s/>free). <text:s/>Nuestra </text:span></text:p>
          </draw:text-box>
        </draw:frame>
        <draw:frame draw:style-name="gr3" draw:text-style-name="P4" draw:layer="layout" svg:width="16.41cm" svg:height="0.475cm" svg:x="3.002cm" svg:y="16.616cm">
          <draw:text-box>
            <text:p text:style-name="P1"><text:span text:style-name="T3">memoria <text:s/>para <text:s/>almacenar <text:s/>la <text:s/>lista <text:s/>de <text:s/>elementos <text:s/>será <text:s/>el <text:s/>array <text:s/>de <text:s/>registros. <text:s/>De <text:s/>él </text:span></text:p>
          </draw:text-box>
        </draw:frame>
        <draw:frame draw:style-name="gr3" draw:text-style-name="P4" draw:layer="layout" svg:width="16.152cm" svg:height="0.475cm" svg:x="3.002cm" svg:y="17.141cm">
          <draw:text-box>
            <text:p text:style-name="P1"><text:span text:style-name="T3">tomaremos <text:s/>memoria <text:s/>para <text:s/>almacenar un <text:s/>nuevo <text:s/>elemento, <text:s/>y <text:s/>en <text:s/>él <text:s/>liberaremos el </text:span></text:p>
          </draw:text-box>
        </draw:frame>
        <draw:frame draw:style-name="gr3" draw:text-style-name="P4" draw:layer="layout" svg:width="15.72cm" svg:height="0.475cm" svg:x="3.002cm" svg:y="17.666cm">
          <draw:text-box>
            <text:p text:style-name="P1"><text:span text:style-name="T3">espacio cuando un elemento se elimina de la lista. Por tanto, en realidad coexisten </text:span></text:p>
          </draw:text-box>
        </draw:frame>
        <draw:frame draw:style-name="gr3" draw:text-style-name="P4" draw:layer="layout" svg:width="15.619cm" svg:height="0.475cm" svg:x="3.002cm" svg:y="18.191cm">
          <draw:text-box>
            <text:p text:style-name="P1"><text:span text:style-name="T3">dos listas enlazadas dentro del array de registros, una de memoria ocupada y otra </text:span></text:p>
          </draw:text-box>
        </draw:frame>
        <draw:frame draw:style-name="gr3" draw:text-style-name="P4" draw:layer="layout" svg:width="11.504cm" svg:height="0.475cm" svg:x="3.002cm" svg:y="18.716cm">
          <draw:text-box>
            <text:p text:style-name="P1"><text:span text:style-name="T3">de <text:s/>memoria <text:s/>libre, <text:s/>ambas <text:s/>terminadas <text:s/>con <text:s/>el <text:s/>enlace <text:s/>nulo </text:span></text:p>
          </draw:text-box>
        </draw:frame>
        <draw:frame draw:style-name="gr3" draw:text-style-name="P4" draw:layer="layout" svg:width="3.876cm" svg:height="0.475cm" svg:x="14.786cm" svg:y="18.716cm">
          <draw:text-box>
            <text:p text:style-name="P1"><text:span text:style-name="T3">-1. <text:s/>De <text:s/>esta <text:s/>forma, </text:span></text:p>
          </draw:text-box>
        </draw:frame>
        <draw:frame draw:style-name="gr3" draw:text-style-name="P4" draw:layer="layout" svg:width="15.572cm" svg:height="0.475cm" svg:x="3.002cm" svg:y="19.241cm">
          <draw:text-box>
            <text:p text:style-name="P1"><text:span text:style-name="T3">tendremos dos variables: lista, que contiene el índice del array donde comienza la </text:span></text:p>
          </draw:text-box>
        </draw:frame>
        <draw:frame draw:style-name="gr3" draw:text-style-name="P4" draw:layer="layout" svg:width="16.364cm" svg:height="0.475cm" svg:x="3.002cm" svg:y="19.766cm">
          <draw:text-box>
            <text:p text:style-name="P1"><text:span text:style-name="T3">lista <text:s/>enlazada <text:s/>de <text:s/>elementos <text:s/>(lista <text:s/>= <text:s/>0) y <text:s/>libre, <text:s/>que <text:s/>contendrá <text:s/>el <text:s/>índice <text:s/>del array </text:span></text:p>
          </draw:text-box>
        </draw:frame>
        <draw:frame draw:style-name="gr3" draw:text-style-name="P4" draw:layer="layout" svg:width="15.835cm" svg:height="0.475cm" svg:x="3.002cm" svg:y="20.292cm">
          <draw:text-box>
            <text:p text:style-name="P1"><text:span text:style-name="T3">donde <text:s/>comienza <text:s/>la <text:s/>lista <text:s/>de <text:s/>posiciones <text:s/>de <text:s/>memoria <text:s/>libres <text:s/>(libre <text:s/>= <text:s/>1). <text:s/>Cuando </text:span></text:p>
          </draw:text-box>
        </draw:frame>
        <draw:frame draw:style-name="gr3" draw:text-style-name="P4" draw:layer="layout" svg:width="15.67cm" svg:height="0.475cm" svg:x="3.002cm" svg:y="20.817cm">
          <draw:text-box>
            <text:p text:style-name="P1"><text:span text:style-name="T3">queramos añadir un nuevo elemento a la lista, se tomará un hueco de la lista libre, </text:span></text:p>
          </draw:text-box>
        </draw:frame>
        <draw:frame draw:style-name="gr3" draw:text-style-name="P4" draw:layer="layout" svg:width="15.28cm" svg:height="0.475cm" svg:x="3.002cm" svg:y="21.342cm">
          <draw:text-box>
            <text:p text:style-name="P1"><text:span text:style-name="T3">disminuyendo ésta y aumentando la primera. Si queremos eliminar un elemento, </text:span></text:p>
          </draw:text-box>
        </draw:frame>
        <draw:frame draw:style-name="gr3" draw:text-style-name="P4" draw:layer="layout" svg:width="15.593cm" svg:height="0.475cm" svg:x="3.002cm" svg:y="21.867cm">
          <draw:text-box>
            <text:p text:style-name="P1"><text:span text:style-name="T3">realizaremos la operación contraria. Cuando no existe ningún elemento en la lista, </text:span></text:p>
          </draw:text-box>
        </draw:frame>
        <draw:frame draw:style-name="gr3" draw:text-style-name="P4" draw:layer="layout" svg:width="15.75cm" svg:height="0.475cm" svg:x="3.002cm" svg:y="22.396cm">
          <draw:text-box>
            <text:p text:style-name="P1"><text:span text:style-name="T3">sólo existirá la lista libre, que enlaza todas las posiciones del array, mientras que si </text:span></text:p>
          </draw:text-box>
        </draw:frame>
        <draw:frame draw:style-name="gr3" draw:text-style-name="P4" draw:layer="layout" svg:width="7.652cm" svg:height="0.475cm" svg:x="3.002cm" svg:y="22.916cm">
          <draw:text-box>
            <text:p text:style-name="P1"><text:span text:style-name="T3">la lista se llena, no tendremos lista libre. </text:span></text:p>
          </draw:text-box>
        </draw:frame>
        <draw:frame draw:style-name="gr3" draw:text-style-name="P4" draw:layer="layout" svg:width="0.422cm" svg:height="0.475cm" svg:x="3.002cm" svg:y="23.7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6.585cm" svg:height="0.475cm" svg:x="3.002cm" svg:y="24.533cm">
          <draw:text-box>
            <text:p text:style-name="P1"><text:span text:style-name="T3">Bibliografía: <text:s/>Diseño De Algoritmos</text:span></text:p>
          </draw:text-box>
        </draw:frame>
        <draw:frame draw:style-name="gr3" draw:text-style-name="P4" draw:layer="layout" svg:width="0.422cm" svg:height="0.497cm" svg:x="9.573cm" svg:y="24.524cm">
          <draw:text-box>
            <text:p text:style-name="P1"><text:span text:style-name="T4">. </text:span></text:p>
          </draw:text-box>
        </draw:frame>
        <draw:frame draw:style-name="gr3" draw:text-style-name="P4" draw:layer="layout" svg:width="4.464cm" svg:height="0.475cm" svg:x="9.786cm" svg:y="24.533cm">
          <draw:text-box>
            <text:p text:style-name="P1"><text:span text:style-name="T3">Universidad de Malaga.</text:span></text:p>
          </draw:text-box>
        </draw:frame>
        <draw:frame draw:style-name="gr4" draw:text-style-name="P5" draw:layer="layout" svg:width="0.634cm" svg:height="0.738cm" svg:x="14.232cm" svg:y="24.327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21.2cm" svg:height="0.9cm" svg:x="0.3cm" svg:y="0.5cm">
          <draw:text-box>
            <text:p text:style-name="P6"><text:span text:style-name="T6">Alumno: Velazquez Figueroa Marco Antoni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1721219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golian Baiti" svg:font-family="'Mongolian Bait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26:11.321035196</dc:date>
    <meta:editing-duration>PT53S</meta:editing-duration>
    <meta:editing-cycles>1</meta:editing-cycles>
    <meta:document-statistic meta:object-count="65"/>
    <meta:generator>LibreOffice/6.0.6.2$Linux_X86_64 LibreOffice_project/00m0$Build-2</meta:generator>
  </office:meta>
</office:document-meta>
</file>